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0faca4"/>
    </style:style>
    <style:style style:name="T8" style:family="text">
      <style:text-properties officeooo:rsid="0013357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7">11. <text:span text:style-name="T8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7">regalos esten listos para ser cargados en mi trineo. Por cierto, ya sabes que mi magia</text:span> </text:p>
      <text:p text:style-name="P1">20. 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45:05.652515690</dc:date>
    <meta:editing-cycles>13</meta:editing-cycles>
    <meta:editing-duration>PT8H2M46S</meta:editing-duration>
    <meta:document-statistic meta:table-count="0" meta:image-count="1" meta:object-count="0" meta:page-count="2" meta:paragraph-count="21" meta:word-count="105" meta:character-count="513" meta:non-whitespace-character-count="409"/>
    <meta:template xlink:type="simple" xlink:actuate="onRequest" xlink:title="" xlink:href="Normal.dotm"/>
  </office:meta>
</office:document-meta>
</file>